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FreeSans1" svg:font-family="FreeSans" style:font-family-generic="swiss"/>
    <style:font-face style:name="Liberation Mono" svg:font-family="'Liberation Mono'" style:font-family-generic="modern" style:font-pitch="fixed"/>
    <style:font-face style:name="Garuda" svg:font-family="Garuda" style:font-pitch="variable"/>
    <style:font-face style:name="KacstOffice" svg:font-family="Kacst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11pt" fo:font-weight="bold" officeooo:rsid="001367ab" officeooo:paragraph-rsid="001367ab"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Noto Sans" fo:font-size="10pt" fo:font-weight="normal" officeooo:rsid="001367ab" officeooo:paragraph-rsid="001367ab" style:font-size-asian="8.75pt" style:font-weight-asian="normal" style:font-size-complex="10pt" style:font-weight-complex="normal"/>
    </style:style>
    <style:style style:name="T1" style:family="text">
      <style:text-properties officeooo:rsid="0014cb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cer Informe</text:p>
      <text:p text:style-name="P1"/>
      <text:p text:style-name="P2">En el presente informe se planea escoger la herramienta a utilizar y definir el alcance e impacto de la misma, esto se logra a las anteriores consultas realizadas para entender la situación problema y las investigaciones realizadas para sus posibles soluciones.</text:p>
      <text:p text:style-name="P2"/>
      <text:p text:style-name="P2">De los Informes y reuniones anteriores se logran filtrar dos software a utilizar ONA y Kobotoolbox, el plan a seguir ser<text:span text:style-name="T1">á</text:span> escoger alguna de ellas para su instalación. <text:span text:style-name="T1">Para ello se realizo una consulta minuciosa en cada uno de los repositorios de dichas plataformas, ambas disponibles en Github, se revisaron los contribuidores, la licencia, los Issuess, el método de instalación, las dependencias, la comunidad, los commits, entre otras cosas. De dicha consulta se puede concluir que ambos proyectos están muy relacionados entre si y estan siendo desarrollados muy de la mano, pues se encontraron pequeñas conexiones y relaciones entre ellas, por ejemplo el recolector de datos de Kobotoolbox esta basado en el ONA, en los repostorios de ONA existen Forks de los repositorios de Kobotoolbox lo que podria significar algun tipo de contribucion de ONA a Kobotoolbox, ambos proyetos comparten contribuidores y otros varios ejemplos. Teniendo en cuenta lo anterior se hace dificil tomar una desicion y respecto a Issues, y commits la cosa no ayuda pues ambas present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FreeSans1" svg:font-family="FreeSans" style:font-family-generic="swiss"/>
    <style:font-face style:name="Liberation Mono" svg:font-family="'Liberation Mono'" style:font-family-generic="modern" style:font-pitch="fixed"/>
    <style:font-face style:name="Garuda" svg:font-family="Garuda" style:font-pitch="variable"/>
    <style:font-face style:name="KacstOffice" svg:font-family="Kacst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6:57:53.985976785</meta:creation-date>
    <meta:generator>LibreOffice/5.1.6.2$Linux_X86_64 LibreOffice_project/10m0$Build-2</meta:generator>
    <dc:date>2017-03-17T17:58:27.546884599</dc:date>
    <meta:editing-duration>PT12M48S</meta:editing-duration>
    <meta:editing-cycles>1</meta:editing-cycles>
    <meta:document-statistic meta:table-count="0" meta:image-count="0" meta:object-count="0" meta:page-count="1" meta:paragraph-count="3" meta:word-count="212" meta:character-count="1339" meta:non-whitespace-character-count="1130"/>
  </office:meta>
</office:document-meta>
</file>